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200000500311CD0A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auhaus 93" svg:font-family="'Bauhaus 93'" style:font-family-generic="decorative" style:font-pitch="variable"/>
    <style:font-face style:name="Haettenschweiler" svg:font-family="Haettenschweile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ac3931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7.802cm" fo:min-width="33.79cm" loext:decorative="false"/>
    </style:style>
    <style:style style:name="gr4" style:family="graphic" style:parent-style-name="standard">
      <style:graphic-properties draw:stroke="none" svg:stroke-color="#000000" draw:fill="solid" draw:fill-color="#040400" draw:textarea-vertical-align="middle" draw:auto-grow-height="true" draw:auto-grow-width="false" fo:min-height="7.80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00" loext:opacity="100%" style:font-name="OCR A Extended" fo:font-weight="bold" style:font-weight-asian="bold" style:font-weight-complex="bold"/>
    </style:style>
    <style:style style:name="P3" style:family="paragraph">
      <loext:graphic-properties draw:fill="solid" draw:fill-color="#040400"/>
      <style:paragraph-properties fo:text-align="center"/>
      <style:text-properties fo:color="#ffff00" loext:opacity="100%" style:font-name="OCR A Extended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OCR A Extended" fo:font-size="160.399993896484pt" fo:font-weight="bold" style:font-size-asian="160.399993896484pt" style:font-weight-asian="bold" style:font-size-complex="160.39999389648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056cm" svg:height="8.051cm" svg:x="41.712cm" svg:y="0cm">
          <draw:image xlink:href="Pictures/100000010000046200000500311CD0AF.png" xlink:type="simple" xlink:show="embed" xlink:actuate="onLoad" draw:mime-type="image/png">
            <text:p/>
          </draw:image>
        </draw:frame>
        <draw:frame draw:style-name="gr2" draw:text-style-name="P1" draw:layer="layout" svg:width="7.056cm" svg:height="8.051cm" svg:x="0cm" svg:y="0cm">
          <draw:image xlink:href="Pictures/100000010000046200000500311CD0AF.png" xlink:type="simple" xlink:show="embed" xlink:actuate="onLoad" draw:mime-type="image/png">
            <text:p/>
          </draw:image>
        </draw:frame>
        <draw:custom-shape draw:style-name="gr3" draw:text-style-name="P1" draw:layer="layout" svg:width="34.29cm" svg:height="8.052cm" svg:x="7.239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4.511cm" svg:height="8.052cm" svg:x="7.129cm" svg:y="0cm">
          <draw:text-box>
            <text:p text:style-name="P2"><text:span text:style-name="T1">LION Te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auhaus 93" svg:font-family="'Bauhaus 93'" style:font-family-generic="decorative" style:font-pitch="variable"/>
    <style:font-face style:name="Haettenschweiler" svg:font-family="Haettenschweile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8.768cm" fo:page-height="8.0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02T00:58:33.835000000</meta:creation-date>
    <dc:date>2025-05-02T01:14:19.912000000</dc:date>
    <meta:editing-duration>PT5M22S</meta:editing-duration>
    <meta:editing-cycles>1</meta:editing-cycles>
    <meta:generator>LibreOffice/24.8.6.2$Windows_X86_64 LibreOffice_project/6d98ba145e9a8a39fc57bcc76981d1fb1316c60c</meta:generator>
    <meta:document-statistic meta:object-count="4"/>
  </office:meta>
</office:document-meta>
</file>